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1.59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WS Small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rice/hour</text:p>
          </table:table-cell>
          <table:table-cell office:value-type="string" calcext:value-type="string">
            <text:p>discount price/hour</text:p>
          </table:table-cell>
          <table:table-cell office:value-type="string" calcext:value-type="string">
            <text:p>min price/month</text:p>
          </table:table-cell>
          <table:table-cell office:value-type="string" calcext:value-type="string">
            <text:p>max price/month</text:p>
          </table:table-cell>
          <table:table-cell office:value-type="string" calcext:value-type="string">
            <text:p>min discount price/month</text:p>
          </table:table-cell>
          <table:table-cell office:value-type="string" calcext:value-type="string">
            <text:p>max discount price/month</text:p>
          </table:table-cell>
        </table:table-row>
        <table:table-row table:style-name="ro1">
          <table:table-cell office:value-type="string" calcext:value-type="string">
            <text:p>consul/zookeeper</text:p>
          </table:table-cell>
          <table:table-cell office:value-type="string" calcext:value-type="string">
            <text:p>t2.sm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table:formula="of:=([.C2]*[.E2])*720" office:value-type="float" office:value="56.16" calcext:value-type="float">
            <text:p>56.16</text:p>
          </table:table-cell>
          <table:table-cell table:formula="of:=([.D2]*[.E2])*720" office:value-type="float" office:value="56.16" calcext:value-type="float">
            <text:p>56.16</text:p>
          </table:table-cell>
          <table:table-cell table:formula="of:=([.C2]*[.F2])*720" office:value-type="float" office:value="38.88" calcext:value-type="float">
            <text:p>38.88</text:p>
          </table:table-cell>
          <table:table-cell table:formula="of:=([.D2]*[.F2])*720" office:value-type="float" office:value="38.88" calcext:value-type="float">
            <text:p>38.88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d2.xla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402" calcext:value-type="float">
            <text:p>0.402</text:p>
          </table:table-cell>
          <table:table-cell table:formula="of:=([.C3]*[.E3])*720" office:value-type="float" office:value="496.8" calcext:value-type="float">
            <text:p>496.8</text:p>
          </table:table-cell>
          <table:table-cell table:formula="of:=([.D3]*[.E3])*720" office:value-type="float" office:value="496.8" calcext:value-type="float">
            <text:p>496.8</text:p>
          </table:table-cell>
          <table:table-cell table:formula="of:=([.C3]*[.F3])*720" office:value-type="float" office:value="289.44" calcext:value-type="float">
            <text:p>289.44</text:p>
          </table:table-cell>
          <table:table-cell table:formula="of:=([.D3]*[.F3])*720" office:value-type="float" office:value="289.44" calcext:value-type="float">
            <text:p>289.44</text:p>
          </table:table-cell>
        </table:table-row>
        <table:table-row table:style-name="ro1">
          <table:table-cell office:value-type="string" calcext:value-type="string">
            <text:p>Kafka</text:p>
          </table:table-cell>
          <table:table-cell office:value-type="string" calcext:value-type="string">
            <text:p>d2.xla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402" calcext:value-type="float">
            <text:p>0.402</text:p>
          </table:table-cell>
          <table:table-cell table:formula="of:=([.C4]*[.E4])*720" office:value-type="float" office:value="496.8" calcext:value-type="float">
            <text:p>496.8</text:p>
          </table:table-cell>
          <table:table-cell table:formula="of:=([.D4]*[.E4])*720" office:value-type="float" office:value="496.8" calcext:value-type="float">
            <text:p>496.8</text:p>
          </table:table-cell>
          <table:table-cell table:formula="of:=([.C4]*[.F4])*720" office:value-type="float" office:value="289.44" calcext:value-type="float">
            <text:p>289.44</text:p>
          </table:table-cell>
          <table:table-cell table:formula="of:=([.D4]*[.F4])*720" office:value-type="float" office:value="289.44" calcext:value-type="float">
            <text:p>289.44</text:p>
          </table:table-cell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string" calcext:value-type="string">
            <text:p>r3.la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" calcext:value-type="float">
            <text:p>0.1</text:p>
          </table:table-cell>
          <table:table-cell table:formula="of:=([.C5]*[.E5])*720" office:value-type="float" office:value="119.52" calcext:value-type="float">
            <text:p>119.52</text:p>
          </table:table-cell>
          <table:table-cell table:formula="of:=([.D5]*[.E5])*720" office:value-type="float" office:value="119.52" calcext:value-type="float">
            <text:p>119.52</text:p>
          </table:table-cell>
          <table:table-cell table:formula="of:=([.C5]*[.F5])*720" office:value-type="float" office:value="72" calcext:value-type="float">
            <text:p>72</text:p>
          </table:table-cell>
          <table:table-cell table:formula="of:=([.D5]*[.F5])*720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 Logging</text:p>
          </table:table-cell>
          <table:table-cell office:value-type="string" calcext:value-type="string">
            <text:p>r3.la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" calcext:value-type="float">
            <text:p>0.1</text:p>
          </table:table-cell>
          <table:table-cell table:formula="of:=([.C6]*[.E6])*720" office:value-type="float" office:value="119.52" calcext:value-type="float">
            <text:p>119.52</text:p>
          </table:table-cell>
          <table:table-cell table:formula="of:=([.D6]*[.E6])*720" office:value-type="float" office:value="119.52" calcext:value-type="float">
            <text:p>119.52</text:p>
          </table:table-cell>
          <table:table-cell table:formula="of:=([.C6]*[.F6])*720" office:value-type="float" office:value="72" calcext:value-type="float">
            <text:p>72</text:p>
          </table:table-cell>
          <table:table-cell table:formula="of:=([.D6]*[.F6])*720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reen River</text:p>
          </table:table-cell>
          <table:table-cell office:value-type="string" calcext:value-type="string">
            <text:p>m3.la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5" calcext:value-type="float">
            <text:p>0.095</text:p>
          </table:table-cell>
          <table:table-cell table:formula="of:=([.C7]*[.E7])*720" office:value-type="float" office:value="95.76" calcext:value-type="float">
            <text:p>95.76</text:p>
          </table:table-cell>
          <table:table-cell table:formula="of:=([.D7]*[.E7])*720" office:value-type="float" office:value="95.76" calcext:value-type="float">
            <text:p>95.76</text:p>
          </table:table-cell>
          <table:table-cell table:formula="of:=([.C7]*[.F7])*720" office:value-type="float" office:value="68.4" calcext:value-type="float">
            <text:p>68.4</text:p>
          </table:table-cell>
          <table:table-cell table:formula="of:=([.D7]*[.F7])*720" office:value-type="float" office:value="68.4" calcext:value-type="float">
            <text:p>68.4</text:p>
          </table:table-cell>
        </table:table-row>
        <table:table-row table:style-name="ro1">
          <table:table-cell office:value-type="string" calcext:value-type="string">
            <text:p>Phoenix/Ashes</text:p>
          </table:table-cell>
          <table:table-cell office:value-type="string" calcext:value-type="string">
            <text:p>m3.lar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5" calcext:value-type="float">
            <text:p>0.095</text:p>
          </table:table-cell>
          <table:table-cell table:formula="of:=([.C8]*[.E8])*720" office:value-type="float" office:value="95.76" calcext:value-type="float">
            <text:p>95.76</text:p>
          </table:table-cell>
          <table:table-cell table:formula="of:=([.D8]*[.E8])*720" office:value-type="float" office:value="383.04" calcext:value-type="float">
            <text:p>383.04</text:p>
          </table:table-cell>
          <table:table-cell table:formula="of:=([.C8]*[.F8])*720" office:value-type="float" office:value="68.4" calcext:value-type="float">
            <text:p>68.4</text:p>
          </table:table-cell>
          <table:table-cell table:formula="of:=([.D8]*[.F8])*720" office:value-type="float" office:value="273.6" calcext:value-type="float">
            <text:p>273.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/>
          <table:table-cell table:formula="of:=SUM([.G2:.G8])" office:value-type="float" office:value="1480.32" calcext:value-type="float">
            <text:p>1480.32</text:p>
          </table:table-cell>
          <table:table-cell table:formula="of:=SUM([.H2:.H8])" office:value-type="float" office:value="1767.6" calcext:value-type="float">
            <text:p>1767.6</text:p>
          </table:table-cell>
          <table:table-cell table:formula="of:=SUM([.I2:.I8])" office:value-type="float" office:value="898.56" calcext:value-type="float">
            <text:p>898.56</text:p>
          </table:table-cell>
          <table:table-cell table:formula="of:=SUM([.J2:.J8])" office:value-type="float" office:value="1103.76" calcext:value-type="float">
            <text:p>1103.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regions</text:p>
          </table:table-cell>
          <table:table-cell/>
          <table:table-cell table:formula="of:=2*[.G9]" office:value-type="float" office:value="2960.64" calcext:value-type="float">
            <text:p>2960.64</text:p>
          </table:table-cell>
          <table:table-cell table:formula="of:=2*[.H9]" office:value-type="float" office:value="3535.2" calcext:value-type="float">
            <text:p>3535.2</text:p>
          </table:table-cell>
          <table:table-cell table:formula="of:=[.I9]*2" office:value-type="float" office:value="1797.12" calcext:value-type="float">
            <text:p>1797.12</text:p>
          </table:table-cell>
          <table:table-cell table:formula="of:=[.J9]*2" office:value-type="float" office:value="2207.52" calcext:value-type="float">
            <text:p>2207.5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*discount prices are if you buy a reserved instance for 1-year , no upfro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** did not factor spot pricing for the autoscaling machines.</text:p>
          </table:table-cell>
          <table:table-cell table:number-columns-repeated="8"/>
        </table:table-row>
      </table:table>
      <table:table table:name="AWS Medium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rice/hour</text:p>
          </table:table-cell>
          <table:table-cell office:value-type="string" calcext:value-type="string">
            <text:p>dicount price /hour</text:p>
          </table:table-cell>
          <table:table-cell office:value-type="string" calcext:value-type="string">
            <text:p>min price/month</text:p>
          </table:table-cell>
          <table:table-cell office:value-type="string" calcext:value-type="string">
            <text:p>max price/month</text:p>
          </table:table-cell>
          <table:table-cell office:value-type="string" calcext:value-type="string">
            <text:p>min dicount price/month</text:p>
          </table:table-cell>
          <table:table-cell office:value-type="string" calcext:value-type="string">
            <text:p>max discount price/month</text:p>
          </table:table-cell>
        </table:table-row>
        <table:table-row table:style-name="ro1">
          <table:table-cell office:value-type="string" calcext:value-type="string">
            <text:p>consul/zookeeper</text:p>
          </table:table-cell>
          <table:table-cell office:value-type="string" calcext:value-type="string">
            <text:p>t2.sm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table:formula="of:=([.C2]*[.E2])*720" office:value-type="float" office:value="56.16" calcext:value-type="float">
            <text:p>56.16</text:p>
          </table:table-cell>
          <table:table-cell table:formula="of:=([.D2]*[.E2])*720" office:value-type="float" office:value="56.16" calcext:value-type="float">
            <text:p>56.16</text:p>
          </table:table-cell>
          <table:table-cell table:formula="of:=([.C2]*[.F2])*720" office:value-type="float" office:value="38.88" calcext:value-type="float">
            <text:p>38.88</text:p>
          </table:table-cell>
          <table:table-cell table:formula="of:=([.D2]*[.F2])*720" office:value-type="float" office:value="38.88" calcext:value-type="float">
            <text:p>38.88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i2.2xla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05" calcext:value-type="float">
            <text:p>1.705</text:p>
          </table:table-cell>
          <table:table-cell office:value-type="float" office:value="0.848" calcext:value-type="float">
            <text:p>0.848</text:p>
          </table:table-cell>
          <table:table-cell table:formula="of:=([.C3]*[.E3])*720" office:value-type="float" office:value="1227.6" calcext:value-type="float">
            <text:p>1227.6</text:p>
          </table:table-cell>
          <table:table-cell table:formula="of:=([.D3]*[.E3])*720" office:value-type="float" office:value="1227.6" calcext:value-type="float">
            <text:p>1227.6</text:p>
          </table:table-cell>
          <table:table-cell table:formula="of:=([.C3]*[.F3])*720" office:value-type="float" office:value="610.56" calcext:value-type="float">
            <text:p>610.56</text:p>
          </table:table-cell>
          <table:table-cell table:formula="of:=([.D3]*[.F3])*720" office:value-type="float" office:value="610.56" calcext:value-type="float">
            <text:p>610.56</text:p>
          </table:table-cell>
        </table:table-row>
        <table:table-row table:style-name="ro1">
          <table:table-cell office:value-type="string" calcext:value-type="string">
            <text:p>Kafka</text:p>
          </table:table-cell>
          <table:table-cell office:value-type="string" calcext:value-type="string">
            <text:p>d2.xlarg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9" calcext:value-type="float">
            <text:p>0.69</text:p>
          </table:table-cell>
          <table:table-cell office:value-type="float" office:value="0.402" calcext:value-type="float">
            <text:p>0.402</text:p>
          </table:table-cell>
          <table:table-cell table:formula="of:=([.C4]*[.E4])*720" office:value-type="float" office:value="993.6" calcext:value-type="float">
            <text:p>993.6</text:p>
          </table:table-cell>
          <table:table-cell table:formula="of:=([.D4]*[.E4])*720" office:value-type="float" office:value="993.6" calcext:value-type="float">
            <text:p>993.6</text:p>
          </table:table-cell>
          <table:table-cell table:formula="of:=([.C4]*[.F4])*720" office:value-type="float" office:value="578.88" calcext:value-type="float">
            <text:p>578.88</text:p>
          </table:table-cell>
          <table:table-cell table:formula="of:=([.D4]*[.F4])*720" office:value-type="float" office:value="578.88" calcext:value-type="float">
            <text:p>578.88</text:p>
          </table:table-cell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string" calcext:value-type="string">
            <text:p>r3.xlarg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33" calcext:value-type="float">
            <text:p>0.333</text:p>
          </table:table-cell>
          <table:table-cell office:value-type="float" office:value="0.209" calcext:value-type="float">
            <text:p>0.209</text:p>
          </table:table-cell>
          <table:table-cell table:formula="of:=([.C5]*[.E5])*720" office:value-type="float" office:value="719.28" calcext:value-type="float">
            <text:p>719.28</text:p>
          </table:table-cell>
          <table:table-cell table:formula="of:=([.D5]*[.E5])*720" office:value-type="float" office:value="719.28" calcext:value-type="float">
            <text:p>719.28</text:p>
          </table:table-cell>
          <table:table-cell table:formula="of:=([.C5]*[.F5])*720" office:value-type="float" office:value="451.44" calcext:value-type="float">
            <text:p>451.44</text:p>
          </table:table-cell>
          <table:table-cell table:formula="of:=([.D5]*[.F5])*720" office:value-type="float" office:value="451.44" calcext:value-type="float">
            <text:p>451.44</text:p>
          </table:table-cell>
        </table:table-row>
        <table:table-row table:style-name="ro1">
          <table:table-cell office:value-type="string" calcext:value-type="string">
            <text:p>ES Logging</text:p>
          </table:table-cell>
          <table:table-cell office:value-type="string" calcext:value-type="string">
            <text:p>r3.xla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09" calcext:value-type="float">
            <text:p>0.209</text:p>
          </table:table-cell>
          <table:table-cell table:formula="of:=([.C6]*[.E6])*720" office:value-type="float" office:value="239.76" calcext:value-type="float">
            <text:p>239.76</text:p>
          </table:table-cell>
          <table:table-cell table:formula="of:=([.D6]*[.E6])*720" office:value-type="float" office:value="239.76" calcext:value-type="float">
            <text:p>239.76</text:p>
          </table:table-cell>
          <table:table-cell table:formula="of:=([.C6]*[.F6])*720" office:value-type="float" office:value="150.48" calcext:value-type="float">
            <text:p>150.48</text:p>
          </table:table-cell>
          <table:table-cell table:formula="of:=([.D6]*[.F6])*720" office:value-type="float" office:value="150.48" calcext:value-type="float">
            <text:p>150.48</text:p>
          </table:table-cell>
        </table:table-row>
        <table:table-row table:style-name="ro1">
          <table:table-cell office:value-type="string" calcext:value-type="string">
            <text:p>Green River</text:p>
          </table:table-cell>
          <table:table-cell office:value-type="string" calcext:value-type="string">
            <text:p>m3.xla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6" calcext:value-type="float">
            <text:p>0.266</text:p>
          </table:table-cell>
          <table:table-cell office:value-type="float" office:value="0.19" calcext:value-type="float">
            <text:p>0.19</text:p>
          </table:table-cell>
          <table:table-cell table:formula="of:=([.C7]*[.E7])*720" office:value-type="float" office:value="191.52" calcext:value-type="float">
            <text:p>191.52</text:p>
          </table:table-cell>
          <table:table-cell table:formula="of:=([.D7]*[.E7])*720" office:value-type="float" office:value="191.52" calcext:value-type="float">
            <text:p>191.52</text:p>
          </table:table-cell>
          <table:table-cell table:formula="of:=([.C7]*[.F7])*720" office:value-type="float" office:value="136.8" calcext:value-type="float">
            <text:p>136.8</text:p>
          </table:table-cell>
          <table:table-cell table:formula="of:=([.D7]*[.F7])*720" office:value-type="float" office:value="136.8" calcext:value-type="float">
            <text:p>136.8</text:p>
          </table:table-cell>
        </table:table-row>
        <table:table-row table:style-name="ro1">
          <table:table-cell office:value-type="string" calcext:value-type="string">
            <text:p>Phoenix/Ashes</text:p>
          </table:table-cell>
          <table:table-cell office:value-type="string" calcext:value-type="string">
            <text:p>m3.xlar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office:value-type="float" office:value="0.19" calcext:value-type="float">
            <text:p>0.19</text:p>
          </table:table-cell>
          <table:table-cell table:formula="of:=([.C8]*[.E8])*720" office:value-type="float" office:value="191.52" calcext:value-type="float">
            <text:p>191.52</text:p>
          </table:table-cell>
          <table:table-cell table:formula="of:=([.D8]*[.E8])*720" office:value-type="float" office:value="766.08" calcext:value-type="float">
            <text:p>766.08</text:p>
          </table:table-cell>
          <table:table-cell table:formula="of:=([.C8]*[.F8])*720" office:value-type="float" office:value="136.8" calcext:value-type="float">
            <text:p>136.8</text:p>
          </table:table-cell>
          <table:table-cell table:formula="of:=([.D8]*[.F8])*720" office:value-type="float" office:value="547.2" calcext:value-type="float">
            <text:p>547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/>
          <table:table-cell table:formula="of:=SUM([.G2:.G8])" office:value-type="float" office:value="3619.44" calcext:value-type="float">
            <text:p>3619.44</text:p>
          </table:table-cell>
          <table:table-cell table:formula="of:=SUM([.H2:.H8])" office:value-type="float" office:value="4194" calcext:value-type="float">
            <text:p>4194</text:p>
          </table:table-cell>
          <table:table-cell table:formula="of:=SUM([.I2:.I8])" office:value-type="float" office:value="2103.84" calcext:value-type="float">
            <text:p>2103.84</text:p>
          </table:table-cell>
          <table:table-cell table:formula="of:=SUM([.J2:.J8])" office:value-type="float" office:value="2514.24" calcext:value-type="float">
            <text:p>2514.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regions</text:p>
          </table:table-cell>
          <table:table-cell/>
          <table:table-cell table:formula="of:=2*[.G9]" office:value-type="float" office:value="7238.88" calcext:value-type="float">
            <text:p>7238.88</text:p>
          </table:table-cell>
          <table:table-cell table:formula="of:=2*[.H9]" office:value-type="float" office:value="8388" calcext:value-type="float">
            <text:p>8388</text:p>
          </table:table-cell>
          <table:table-cell table:formula="of:=2*[.I9]" office:value-type="float" office:value="4207.68" calcext:value-type="float">
            <text:p>4207.68</text:p>
          </table:table-cell>
          <table:table-cell table:formula="of:=2*[.J9]" office:value-type="float" office:value="5028.48" calcext:value-type="float">
            <text:p>5028.4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*discount prices are if you buy a reserved instance for 1-year , no upfro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** did not factor spot pricing for the autoscaling machines.</text:p>
          </table:table-cell>
          <table:table-cell table:number-columns-repeated="8"/>
        </table:table-row>
      </table:table>
      <table:table table:name="AWS Larg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rice/hour</text:p>
          </table:table-cell>
          <table:table-cell office:value-type="string" calcext:value-type="string">
            <text:p>discount price/hour</text:p>
          </table:table-cell>
          <table:table-cell office:value-type="string" calcext:value-type="string">
            <text:p>min price/month</text:p>
          </table:table-cell>
          <table:table-cell office:value-type="string" calcext:value-type="string">
            <text:p>max price/month</text:p>
          </table:table-cell>
          <table:table-cell office:value-type="string" calcext:value-type="string">
            <text:p>min discount price/month</text:p>
          </table:table-cell>
          <table:table-cell/>
        </table:table-row>
        <table:table-row table:style-name="ro1">
          <table:table-cell office:value-type="string" calcext:value-type="string">
            <text:p>consul/zookeeper</text:p>
          </table:table-cell>
          <table:table-cell office:value-type="string" calcext:value-type="string">
            <text:p>t2.mediu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6" calcext:value-type="float">
            <text:p>0.036</text:p>
          </table:table-cell>
          <table:table-cell table:formula="of:=([.C2]*[.E2])*720" office:value-type="float" office:value="112.32" calcext:value-type="float">
            <text:p>112.32</text:p>
          </table:table-cell>
          <table:table-cell table:formula="of:=([.D2]*[.E2])*720" office:value-type="float" office:value="112.32" calcext:value-type="float">
            <text:p>112.32</text:p>
          </table:table-cell>
          <table:table-cell table:formula="of:=([.C2]*[.F2])*720" office:value-type="float" office:value="77.76" calcext:value-type="float">
            <text:p>77.76</text:p>
          </table:table-cell>
          <table:table-cell table:formula="of:=([.D2]*[.F2])*720" office:value-type="float" office:value="77.76" calcext:value-type="float">
            <text:p>77.76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i2.4xlarg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41" calcext:value-type="float">
            <text:p>3.41</text:p>
          </table:table-cell>
          <table:table-cell office:value-type="float" office:value="1.696" calcext:value-type="float">
            <text:p>1.696</text:p>
          </table:table-cell>
          <table:table-cell table:formula="of:=([.C3]*[.E3])*720" office:value-type="float" office:value="4910.4" calcext:value-type="float">
            <text:p>4910.4</text:p>
          </table:table-cell>
          <table:table-cell table:formula="of:=([.D3]*[.E3])*720" office:value-type="float" office:value="4910.4" calcext:value-type="float">
            <text:p>4910.4</text:p>
          </table:table-cell>
          <table:table-cell table:formula="of:=([.C3]*[.F3])*720" office:value-type="float" office:value="2442.24" calcext:value-type="float">
            <text:p>2442.24</text:p>
          </table:table-cell>
          <table:table-cell table:formula="of:=([.D3]*[.F3])*720" office:value-type="float" office:value="2442.24" calcext:value-type="float">
            <text:p>2442.24</text:p>
          </table:table-cell>
        </table:table-row>
        <table:table-row table:style-name="ro1">
          <table:table-cell office:value-type="string" calcext:value-type="string">
            <text:p>Kafka</text:p>
          </table:table-cell>
          <table:table-cell office:value-type="string" calcext:value-type="string">
            <text:p>d2.xlarg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9" calcext:value-type="float">
            <text:p>0.69</text:p>
          </table:table-cell>
          <table:table-cell office:value-type="float" office:value="0.402" calcext:value-type="float">
            <text:p>0.402</text:p>
          </table:table-cell>
          <table:table-cell table:formula="of:=([.C4]*[.E4])*720" office:value-type="float" office:value="1490.4" calcext:value-type="float">
            <text:p>1490.4</text:p>
          </table:table-cell>
          <table:table-cell table:formula="of:=([.D4]*[.E4])*720" office:value-type="float" office:value="1490.4" calcext:value-type="float">
            <text:p>1490.4</text:p>
          </table:table-cell>
          <table:table-cell table:formula="of:=([.C4]*[.F4])*720" office:value-type="float" office:value="868.32" calcext:value-type="float">
            <text:p>868.32</text:p>
          </table:table-cell>
          <table:table-cell table:formula="of:=([.D4]*[.F4])*720" office:value-type="float" office:value="868.32" calcext:value-type="float">
            <text:p>868.32</text:p>
          </table:table-cell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string" calcext:value-type="string">
            <text:p>r3.2xlarg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65" calcext:value-type="float">
            <text:p>0.665</text:p>
          </table:table-cell>
          <table:table-cell office:value-type="float" office:value="0.418" calcext:value-type="float">
            <text:p>0.418</text:p>
          </table:table-cell>
          <table:table-cell table:formula="of:=([.C5]*[.E5])*720" office:value-type="float" office:value="1436.4" calcext:value-type="float">
            <text:p>1436.4</text:p>
          </table:table-cell>
          <table:table-cell table:formula="of:=([.D5]*[.E5])*720" office:value-type="float" office:value="1436.4" calcext:value-type="float">
            <text:p>1436.4</text:p>
          </table:table-cell>
          <table:table-cell table:formula="of:=([.C5]*[.F5])*720" office:value-type="float" office:value="902.88" calcext:value-type="float">
            <text:p>902.88</text:p>
          </table:table-cell>
          <table:table-cell table:formula="of:=([.D5]*[.F5])*720" office:value-type="float" office:value="902.88" calcext:value-type="float">
            <text:p>902.88</text:p>
          </table:table-cell>
        </table:table-row>
        <table:table-row table:style-name="ro1">
          <table:table-cell office:value-type="string" calcext:value-type="string">
            <text:p>ES Logging</text:p>
          </table:table-cell>
          <table:table-cell office:value-type="string" calcext:value-type="string">
            <text:p>r3.2xlarg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65" calcext:value-type="float">
            <text:p>0.665</text:p>
          </table:table-cell>
          <table:table-cell office:value-type="float" office:value="0.418" calcext:value-type="float">
            <text:p>0.418</text:p>
          </table:table-cell>
          <table:table-cell table:formula="of:=([.C6]*[.E6])*720" office:value-type="float" office:value="1436.4" calcext:value-type="float">
            <text:p>1436.4</text:p>
          </table:table-cell>
          <table:table-cell table:formula="of:=([.D6]*[.E6])*720" office:value-type="float" office:value="1436.4" calcext:value-type="float">
            <text:p>1436.4</text:p>
          </table:table-cell>
          <table:table-cell table:formula="of:=([.C6]*[.F6])*720" office:value-type="float" office:value="902.88" calcext:value-type="float">
            <text:p>902.88</text:p>
          </table:table-cell>
          <table:table-cell table:formula="of:=([.D6]*[.F6])*720" office:value-type="float" office:value="902.88" calcext:value-type="float">
            <text:p>902.88</text:p>
          </table:table-cell>
        </table:table-row>
        <table:table-row table:style-name="ro1">
          <table:table-cell office:value-type="string" calcext:value-type="string">
            <text:p>Green River</text:p>
          </table:table-cell>
          <table:table-cell office:value-type="string" calcext:value-type="string">
            <text:p>m3.2xla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2" calcext:value-type="float">
            <text:p>0.532</text:p>
          </table:table-cell>
          <table:table-cell office:value-type="float" office:value="0.38" calcext:value-type="float">
            <text:p>0.38</text:p>
          </table:table-cell>
          <table:table-cell table:formula="of:=([.C7]*[.E7])*720" office:value-type="float" office:value="383.04" calcext:value-type="float">
            <text:p>383.04</text:p>
          </table:table-cell>
          <table:table-cell table:formula="of:=([.D7]*[.E7])*720" office:value-type="float" office:value="383.04" calcext:value-type="float">
            <text:p>383.04</text:p>
          </table:table-cell>
          <table:table-cell table:formula="of:=([.C7]*[.F7])*720" office:value-type="float" office:value="273.6" calcext:value-type="float">
            <text:p>273.6</text:p>
          </table:table-cell>
          <table:table-cell table:formula="of:=([.D7]*[.F7])*720" office:value-type="float" office:value="273.6" calcext:value-type="float">
            <text:p>273.6</text:p>
          </table:table-cell>
        </table:table-row>
        <table:table-row table:style-name="ro1">
          <table:table-cell office:value-type="string" calcext:value-type="string">
            <text:p>Phoenix/Ashes</text:p>
          </table:table-cell>
          <table:table-cell office:value-type="string" calcext:value-type="string">
            <text:p>m3.2xlar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32" calcext:value-type="float">
            <text:p>0.532</text:p>
          </table:table-cell>
          <table:table-cell office:value-type="float" office:value="0.38" calcext:value-type="float">
            <text:p>0.38</text:p>
          </table:table-cell>
          <table:table-cell table:formula="of:=([.C8]*[.E8])*720" office:value-type="float" office:value="383.04" calcext:value-type="float">
            <text:p>383.04</text:p>
          </table:table-cell>
          <table:table-cell table:formula="of:=([.D8]*[.E8])*720" office:value-type="float" office:value="1532.16" calcext:value-type="float">
            <text:p>1532.16</text:p>
          </table:table-cell>
          <table:table-cell table:formula="of:=([.C8]*[.F8])*720" office:value-type="float" office:value="273.6" calcext:value-type="float">
            <text:p>273.6</text:p>
          </table:table-cell>
          <table:table-cell table:formula="of:=([.D8]*[.F8])*720" office:value-type="float" office:value="1094.4" calcext:value-type="float">
            <text:p>1094.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/>
          <table:table-cell table:formula="of:=SUM([.G2:.G8])" office:value-type="float" office:value="10152" calcext:value-type="float">
            <text:p>10152</text:p>
          </table:table-cell>
          <table:table-cell table:formula="of:=SUM([.H2:.H8])" office:value-type="float" office:value="11301.12" calcext:value-type="float">
            <text:p>11301.12</text:p>
          </table:table-cell>
          <table:table-cell table:formula="of:=SUM([.I2:.I8])" office:value-type="float" office:value="5741.28" calcext:value-type="float">
            <text:p>5741.28</text:p>
          </table:table-cell>
          <table:table-cell table:formula="of:=SUM([.J2:.J8])" office:value-type="float" office:value="6562.08" calcext:value-type="float">
            <text:p>6562.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regions</text:p>
          </table:table-cell>
          <table:table-cell/>
          <table:table-cell table:formula="of:=2*[.G9]" office:value-type="float" office:value="20304" calcext:value-type="float">
            <text:p>20304</text:p>
          </table:table-cell>
          <table:table-cell table:formula="of:=2*[.H9]" office:value-type="float" office:value="22602.24" calcext:value-type="float">
            <text:p>22602.24</text:p>
          </table:table-cell>
          <table:table-cell table:formula="of:=2*[.I9]" office:value-type="float" office:value="11482.56" calcext:value-type="float">
            <text:p>11482.56</text:p>
          </table:table-cell>
          <table:table-cell table:formula="of:=2*[.J9]" office:value-type="float" office:value="13124.16" calcext:value-type="float">
            <text:p>13124.1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*discount prices are if you buy a reserved instance for 1-year , no upfro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** did not factor spot pricing for the autoscaling machines.</text:p>
          </table:table-cell>
          <table:table-cell table:number-columns-repeated="7"/>
        </table:table-row>
      </table:table>
      <table:table table:name="GCE Large" table:style-name="ta1">
        <table:table-column table:style-name="co2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in count</text:p>
          </table:table-cell>
          <table:table-cell office:value-type="string" calcext:value-type="string">
            <text:p>max count</text:p>
          </table:table-cell>
          <table:table-cell office:value-type="string" calcext:value-type="string">
            <text:p>price/hour</text:p>
          </table:table-cell>
          <table:table-cell office:value-type="string" calcext:value-type="string">
            <text:p>min price/month</text:p>
          </table:table-cell>
          <table:table-cell office:value-type="string" calcext:value-type="string">
            <text:p>max price/month</text:p>
          </table:table-cell>
        </table:table-row>
        <table:table-row table:style-name="ro1">
          <table:table-cell office:value-type="string" calcext:value-type="string">
            <text:p>consul/zookeeper</text:p>
          </table:table-cell>
          <table:table-cell office:value-type="string" calcext:value-type="string">
            <text:p>n1-standard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35" calcext:value-type="float">
            <text:p>0.035</text:p>
          </table:table-cell>
          <table:table-cell table:formula="of:=([.C2]*[.E2])*720" office:value-type="float" office:value="75.6" calcext:value-type="float">
            <text:p>75.6</text:p>
          </table:table-cell>
          <table:table-cell table:formula="of:=([.D2]*[.E2])*720"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h1-highmem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606" calcext:value-type="float">
            <text:p>1.1606</text:p>
          </table:table-cell>
          <table:table-cell table:formula="of:=([.C3]*[.E3])*720" office:value-type="float" office:value="1671.264" calcext:value-type="float">
            <text:p>1671.264</text:p>
          </table:table-cell>
          <table:table-cell table:formula="of:=([.D3]*[.E3])*720" office:value-type="float" office:value="1671.264" calcext:value-type="float">
            <text:p>1671.264</text:p>
          </table:table-cell>
        </table:table-row>
        <table:table-row table:style-name="ro1">
          <table:table-cell office:value-type="string" calcext:value-type="string">
            <text:p>Kafka</text:p>
          </table:table-cell>
          <table:table-cell office:value-type="string" calcext:value-type="string">
            <text:p>h1-highmem-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26" calcext:value-type="float">
            <text:p>0.626</text:p>
          </table:table-cell>
          <table:table-cell table:formula="of:=([.C4]*[.E4])*720" office:value-type="float" office:value="1352.16" calcext:value-type="float">
            <text:p>1352.16</text:p>
          </table:table-cell>
          <table:table-cell table:formula="of:=([.D4]*[.E4])*720" office:value-type="float" office:value="1352.16" calcext:value-type="float">
            <text:p>1352.16</text:p>
          </table:table-cell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string" calcext:value-type="string">
            <text:p>h1-highmem-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table:formula="of:=([.C5]*[.E5])*720" office:value-type="float" office:value="1004.4" calcext:value-type="float">
            <text:p>1004.4</text:p>
          </table:table-cell>
          <table:table-cell table:formula="of:=([.D5]*[.E5])*720" office:value-type="float" office:value="1004.4" calcext:value-type="float">
            <text:p>1004.4</text:p>
          </table:table-cell>
        </table:table-row>
        <table:table-row table:style-name="ro1">
          <table:table-cell office:value-type="string" calcext:value-type="string">
            <text:p>ES Logging</text:p>
          </table:table-cell>
          <table:table-cell office:value-type="string" calcext:value-type="string">
            <text:p>h1-highmem-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table:formula="of:=([.C6]*[.E6])*720" office:value-type="float" office:value="1004.4" calcext:value-type="float">
            <text:p>1004.4</text:p>
          </table:table-cell>
          <table:table-cell table:formula="of:=([.D6]*[.E6])*720" office:value-type="float" office:value="1004.4" calcext:value-type="float">
            <text:p>1004.4</text:p>
          </table:table-cell>
        </table:table-row>
        <table:table-row table:style-name="ro1">
          <table:table-cell office:value-type="string" calcext:value-type="string">
            <text:p>Green River</text:p>
          </table:table-cell>
          <table:table-cell office:value-type="string" calcext:value-type="string">
            <text:p>n1-standard-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formula="of:=([.C7]*[.E7])*720" office:value-type="float" office:value="282.24" calcext:value-type="float">
            <text:p>282.24</text:p>
          </table:table-cell>
          <table:table-cell table:formula="of:=([.D7]*[.E7])*720" office:value-type="float" office:value="282.24" calcext:value-type="float">
            <text:p>282.24</text:p>
          </table:table-cell>
        </table:table-row>
        <table:table-row table:style-name="ro1">
          <table:table-cell office:value-type="string" calcext:value-type="string">
            <text:p>Phoenix/Ashes</text:p>
          </table:table-cell>
          <table:table-cell office:value-type="string" calcext:value-type="string">
            <text:p>n1-standard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92" calcext:value-type="float">
            <text:p>0.392</text:p>
          </table:table-cell>
          <table:table-cell table:formula="of:=([.C8]*[.E8])*720" office:value-type="float" office:value="282.24" calcext:value-type="float">
            <text:p>282.24</text:p>
          </table:table-cell>
          <table:table-cell table:formula="of:=([.D8]*[.E8])*720" office:value-type="float" office:value="1128.96" calcext:value-type="float">
            <text:p>1128.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2:.F8])" office:value-type="float" office:value="5672.304" calcext:value-type="float">
            <text:p>5672.304</text:p>
          </table:table-cell>
          <table:table-cell table:formula="of:=SUM([.G2:.G8])" office:value-type="float" office:value="6519.024" calcext:value-type="float">
            <text:p>6519.0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regions</text:p>
          </table:table-cell>
          <table:table-cell table:formula="of:=2*[.F9]" office:value-type="float" office:value="11344.608" calcext:value-type="float">
            <text:p>11344.608</text:p>
          </table:table-cell>
          <table:table-cell table:formula="of:=2*[.G9]" office:value-type="float" office:value="13038.048" calcext:value-type="float">
            <text:p>13038.04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*the price/hour is a discount price if you run the instances for 100% of the month. The effective discount is 30%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* google penalizes instances that spin up and down often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3:20:05.473269908</meta:creation-date>
    <dc:date>2016-05-04T16:07:01.755039539</dc:date>
    <meta:editing-duration>PT1H21M2S</meta:editing-duration>
    <meta:editing-cycles>5</meta:editing-cycles>
    <meta:generator>LibreOffice/5.1.2.2$Linux_X86_64 LibreOffice_project/10m0$Build-2</meta:generator>
    <meta:document-statistic meta:table-count="4" meta:cell-count="339" meta:object-count="0"/>
  </office:meta>
</office:document-meta>
</file>